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0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6646in"/>
    </style:style>
    <style:style style:name="co4" style:family="table-column">
      <style:table-column-properties fo:break-before="auto" style:column-width="2.0339in"/>
    </style:style>
    <style:style style:name="co5" style:family="table-column">
      <style:table-column-properties fo:break-before="auto" style:column-width="2.1862in"/>
    </style:style>
    <style:style style:name="co6" style:family="table-column">
      <style:table-column-properties fo:break-before="auto" style:column-width="3.4874in"/>
    </style:style>
    <style:style style:name="co7" style:family="table-column">
      <style:table-column-properties fo:break-before="auto" style:column-width="1.5283in"/>
    </style:style>
    <style:style style:name="co8" style:family="table-column">
      <style:table-column-properties fo:break-before="auto" style:column-width="2.5272in"/>
    </style:style>
    <style:style style:name="co9" style:family="table-column">
      <style:table-column-properties fo:break-before="auto" style:column-width="5.1173in"/>
    </style:style>
    <style:style style:name="co10" style:family="table-column">
      <style:table-column-properties fo:break-before="auto" style:column-width="2.842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latform</text:p>
          </table:table-cell>
          <table:table-cell office:value-type="string">
            <text:p>UI/Ease of use</text:p>
          </table:table-cell>
          <table:table-cell office:value-type="string">
            <text:p>Comparison of candidates</text:p>
          </table:table-cell>
          <table:table-cell office:value-type="string">
            <text:p>Political performance history</text:p>
          </table:table-cell>
          <table:table-cell office:value-type="string">
            <text:p>Who is funding</text:p>
          </table:table-cell>
          <table:table-cell office:value-type="string">
            <text:p>Experience</text:p>
          </table:table-cell>
          <table:table-cell office:value-type="string">
            <text:p>Issues by popularity</text:p>
          </table:table-cell>
          <table:table-cell office:value-type="string">
            <text:p>issues presented in readable aesthetic</text:p>
          </table:table-cell>
          <table:table-cell office:value-type="string">
            <text:p>bias</text:p>
          </table:table-cell>
          <table:table-cell office:value-type="string">
            <text:p>offer access to voter registration?</text:p>
          </table:table-cell>
        </table:table-row>
        <table:table-row table:style-name="ro2">
          <table:table-cell office:value-type="string">
            <text:p>http://presidential-candidates.insidegov.com/</text:p>
          </table:table-cell>
          <table:table-cell office:value-type="string">
            <text:p>website</text:p>
          </table:table-cell>
          <table:table-cell office:value-type="string">
            <text:p>good flow. Information is convoluted/slightly complicated</text:p>
          </table:table-cell>
          <table:table-cell table:number-columns-repeated="2" office:value-type="string">
            <text:p>yes</text:p>
          </table:table-cell>
          <table:table-cell office:value-type="string">
            <text:p>yes, but only superpac, not company contributions</text:p>
          </table:table-cell>
          <table:table-cell office:value-type="string">
            <text:p>yes</text:p>
          </table:table-cell>
          <table:table-cell office:value-type="string">
            <text:p>yes, but not clear</text:p>
          </table:table-cell>
          <table:table-cell office:value-type="string">
            <text:p>no</text:p>
          </table:table-cell>
          <table:table-cell office:value-type="string">
            <text:p>possible toward conservative. Liberal views are labeled by negative number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isidewith.com</text:p>
          </table:table-cell>
          <table:table-cell office:value-type="string">
            <text:p>website</text:p>
          </table:table-cell>
          <table:table-cell office:value-type="string">
            <text:p>questionaire to see where you land</text:p>
          </table:table-cell>
          <table:table-cell office:value-type="string">
            <text:p>yes, but only through quiz result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, but only as questions</text:p>
          </table:table-cell>
          <table:table-cell office:value-type="string">
            <text:p>not visibly</text:p>
          </table:table-cell>
          <table:table-cell office:value-type="string">
            <text:p>possibly</text:p>
          </table:table-cell>
        </table:table-row>
        <table:table-row table:style-name="ro2">
          <table:table-cell office:value-type="string">
            <text:p>cnn.com- election candidate matchmaker</text:p>
          </table:table-cell>
          <table:table-cell office:value-type="string">
            <text:p>website</text:p>
          </table:table-cell>
          <table:table-cell office:value-type="string">
            <text:p>questionaire, not likely popular</text:p>
          </table:table-cell>
          <table:table-cell office:value-type="string">
            <text:p>yes, but only through quiz result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, but only as questions</text:p>
          </table:table-cell>
          <table:table-cell office:value-type="string">
            <text:p>not trusted by conservative base</text:p>
          </table:table-cell>
          <table:table-cell office:value-type="string">
            <text:p>possibly</text:p>
          </table:table-cell>
        </table:table-row>
        <table:table-row table:style-name="ro2">
          <table:table-cell office:value-type="string">
            <text:p>foxnews.com</text:p>
          </table:table-cell>
          <table:table-cell office:value-type="string">
            <text:p>website</text:p>
          </table:table-cell>
          <table:table-cell office:value-type="string">
            <text:p>questionaire to see where you land</text:p>
          </table:table-cell>
          <table:table-cell office:value-type="string">
            <text:p>yes, but only through quiz results</text:p>
          </table:table-cell>
          <table:table-cell table:number-columns-repeated="3" office:value-type="string">
            <text:p>no</text:p>
          </table:table-cell>
          <table:table-cell office:value-type="string">
            <text:p>not sure if accurate</text:p>
          </table:table-cell>
          <table:table-cell office:value-type="string">
            <text:p>yes, but only as questions</text:p>
          </table:table-cell>
          <table:table-cell office:value-type="string">
            <text:p>not trusted by liberal base. Questions seem leading</text:p>
          </table:table-cell>
          <table:table-cell office:value-type="string">
            <text:p>possibly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7/25/2016</text:date>, <text:time>19:4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5:14:07</meta:creation-date>
    <dc:date>2016-07-25T19:48:10</dc:date>
    <meta:editing-duration>PT3H49S</meta:editing-duration>
    <meta:editing-cycles>1</meta:editing-cycles>
    <meta:document-statistic meta:table-count="3" meta:cell-count="55" meta:object-count="0"/>
    <meta:generator>OpenOffice/4.1.2$Unix OpenOffice.org_project/412m3$Build-9782</meta:generator>
  </office:meta>
</office:document-meta>
</file>